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15cm" fo:min-width="21.1cm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true" fo:min-height="4.056cm" fo:min-width="0.2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false" draw:auto-grow-width="true" fo:min-height="4.056cm" fo:min-width="0.8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cm" svg:height="4.4cm" svg:x="3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cm" svg:height="1cm" svg:x="7cm" svg:y="8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cm" svg:height="1cm" svg:x="9.5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cm" svg:height="1cm" svg:x="14.5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cm" svg:height="1cm" svg:x="12.5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2.297cm" svg:height="1cm" svg:x="3.331cm" svg:y="7.5cm">
          <draw:text-box>
            <text:p>Power</text:p>
            <text:p/>
          </draw:text-box>
        </draw:frame>
        <draw:frame draw:style-name="gr3" draw:text-style-name="P2" draw:layer="layout" svg:width="1.844cm" svg:height="1cm" svg:x="7.766cm" svg:y="7.5cm">
          <draw:text-box>
            <text:p>MIDI</text:p>
            <text:p/>
          </draw:text-box>
        </draw:frame>
        <draw:frame draw:style-name="gr3" draw:text-style-name="P2" draw:layer="layout" svg:width="2.407cm" svg:height="1cm" svg:x="12.649cm" svg:y="7.5cm">
          <draw:text-box>
            <text:p>Output</text:p>
            <text:p/>
          </draw:text-box>
        </draw:frame>
        <draw:frame draw:style-name="gr3" draw:text-style-name="P2" draw:layer="layout" svg:width="1.171cm" svg:height="1cm" svg:x="3.829cm" svg:y="9.75cm">
          <draw:text-box>
            <text:p>9v</text:p>
            <text:p/>
          </draw:text-box>
        </draw:frame>
        <draw:frame draw:style-name="gr3" draw:text-style-name="P2" draw:layer="layout" svg:width="1.031cm" svg:height="1cm" svg:x="6.875cm" svg:y="9.75cm">
          <draw:text-box>
            <text:p>In</text:p>
            <text:p/>
          </draw:text-box>
        </draw:frame>
        <draw:frame draw:style-name="gr4" draw:text-style-name="P2" draw:layer="layout" svg:width="1.526cm" svg:height="0.877cm" svg:x="9.224cm" svg:y="9.856cm">
          <draw:text-box>
            <text:p>Out</text:p>
            <text:p/>
          </draw:text-box>
        </draw:frame>
        <draw:frame draw:style-name="gr3" draw:text-style-name="P2" draw:layer="layout" svg:width="0.925cm" svg:height="1cm" svg:x="12.186cm" svg:y="9.75cm">
          <draw:text-box>
            <text:p>A</text:p>
            <text:p/>
          </draw:text-box>
        </draw:frame>
        <draw:frame draw:style-name="gr3" draw:text-style-name="P2" draw:layer="layout" svg:width="0.925cm" svg:height="1cm" svg:x="14.575cm" svg:y="9.834cm">
          <draw:text-box>
            <text:p>B</text:p>
            <text:p/>
          </draw:text-box>
        </draw:frame>
        <draw:frame draw:style-name="gr3" draw:text-style-name="P2" draw:layer="layout" svg:width="1.806cm" svg:height="1cm" svg:x="19.246cm" svg:y="7.5cm">
          <draw:text-box>
            <text:p>USB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3T15:24:13.053220661</meta:creation-date>
    <dc:date>2020-05-13T15:43:13.197103522</dc:date>
    <meta:editing-duration>PT8M19S</meta:editing-duration>
    <meta:editing-cycles>2</meta:editing-cycles>
    <meta:generator>LibreOffice/6.3.5.2$Linux_X86_64 LibreOffice_project/30$Build-2</meta:generator>
    <meta:document-statistic meta:object-count="15"/>
  </office:meta>
</office:document-meta>
</file>